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HUAMANTOMA SIMON, EDWIN JIMMY</text:p>
      <text:p text:style-name="P12">CANT. TOTAL DE CAJAS: 10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AQP</text:span></text:p>
      <text:p text:style-name="P5"/>
      <text:p text:style-name="P5">Recojo: <text:span text:style-name="T3">HUAMANTOMA SIMON, EDWIN JIMM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49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